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228" officeooo:paragraph-rsid="0011f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find equilibiium element in an array</text:p>
      <text:p text:style-name="P1"/>
      <text:p text:style-name="P1"/>
      <text:p text:style-name="P1"/>
      <text:p text:style-name="P1"/>
      <text:p text:style-name="P1"/>
      <text:p text:style-name="P1">import java.util.Scanner;</text:p>
      <text:p text:style-name="P1">class Main</text:p>
      <text:p text:style-name="P1">{</text:p>
      <text:p text:style-name="P1"><text:s text:c="3"/>public static void main(String[] args) </text:p>
      <text:p text:style-name="P1"><text:s text:c="4"/>{</text:p>
      <text:p text:style-name="P1"><text:s text:c="8"/>Scanner in = new Scanner(System.in);</text:p>
      <text:p text:style-name="P1"><text:s text:c="8"/>int n = in.nextInt();</text:p>
      <text:p text:style-name="P1"><text:s text:c="8"/>int arr[] = new int[n];</text:p>
      <text:p text:style-name="P1"><text:s text:c="8"/>for (int index = 0; index &lt; n; index++) </text:p>
      <text:p text:style-name="P1"><text:s text:c="8"/>{</text:p>
      <text:p text:style-name="P1"><text:s text:c="12"/>arr[index] = in.nextInt();</text:p>
      <text:p text:style-name="P1"><text:s text:c="8"/>}</text:p>
      <text:p text:style-name="P1"><text:s text:c="8"/>System.out.print(equil(arr,n));</text:p>
      <text:p text:style-name="P1"><text:s text:c="4"/>}</text:p>
      <text:p text:style-name="P1"><text:s text:c="6"/>public static int equil(int arr[],int n){</text:p>
      <text:p text:style-name="P1"><text:s text:c="8"/></text:p>
      <text:p text:style-name="P1"><text:s text:c="8"/>for(int index = 0; index &lt; n ;index++){</text:p>
      <text:p text:style-name="P1"><text:s text:c="10"/>int left_sum = 0;</text:p>
      <text:p text:style-name="P1"><text:s text:c="10"/>for(int i =0;i &lt;=index-1 ; i++){</text:p>
      <text:p text:style-name="P1"><text:s text:c="12"/>left_sum = left_sum + arr[i];</text:p>
      <text:p text:style-name="P1"><text:s text:c="10"/>}</text:p>
      <text:p text:style-name="P1"><text:s text:c="10"/>int right_sum = 0;</text:p>
      <text:p text:style-name="P1"><text:s text:c="10"/>for(int j = index + 1;j&lt;n;j++){</text:p>
      <text:p text:style-name="P1"><text:s text:c="12"/>right_sum = right_sum + arr[j];</text:p>
      <text:p text:style-name="P1"><text:s text:c="10"/>}</text:p>
      <text:p text:style-name="P1"><text:s text:c="10"/>if(left_sum == right_sum){</text:p>
      <text:p text:style-name="P1"><text:s text:c="12"/>return arr[index];</text:p>
      <text:p text:style-name="P1"><text:s text:c="8"/>}</text:p>
      <text:p text:style-name="P1"><text:s text:c="8"/></text:p>
      <text:p text:style-name="P1"><text:s text:c="8"/>}</text:p>
      <text:p text:style-name="P1"><text:s text:c="8"/>return -1;</text:p>
      <text:p text:style-name="P1"><text:s text:c="3"/>}</text:p>
      <text:p text:style-name="P1">}</text:p>
      <text:p text:style-name="P1"><text:s text:c="10"/></text:p>
      <text:p text:style-name="P1"><text:s text:c="10"/></text:p>
      <text:p text:style-name="P1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07:56.125669934</meta:creation-date>
    <dc:date>2019-04-09T11:08:43.302213052</dc:date>
    <meta:editing-duration>PT49S</meta:editing-duration>
    <meta:editing-cycles>1</meta:editing-cycles>
    <meta:document-statistic meta:table-count="0" meta:image-count="0" meta:object-count="0" meta:page-count="1" meta:paragraph-count="37" meta:word-count="105" meta:character-count="865" meta:non-whitespace-character-count="518"/>
    <meta:generator>LibreOffice/6.0.7.3$Linux_X86_64 LibreOffice_project/00m0$Build-3</meta:generator>
  </office:meta>
</office:document-meta>
</file>